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style-name="ce1" office:value-type="string" calcext:value-type="string">
            <text:p>Check: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Dynamic screen siz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do something of space vaca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age loading late – check reducing it's size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do apt-get install cma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freeglut3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mesa-common-dev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udo apt-get install xorg-dev libglu1-mesa-dev</text:p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cc -o cube cube.c -lglut -lGLU -lGL</text:p>
          </table:table-cell>
          <table:table-cell table:number-columns-repeated="7"/>
        </table:table-row>
      </table:table>
      <table:table table:name="Propert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Pistol (Limited)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agical Pow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Stun (Freeze)</text:p>
          </table:table-cell>
          <table:table-cell table:number-columns-repeated="4"/>
          <table:table-cell office:value-type="string" calcext:value-type="string">
            <text:p>Time between using consecutive magical powers = spell_tim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encer</text:p>
          </table:table-cell>
          <table:table-cell office:value-type="string" calcext:value-type="string">
            <text:p>Silent (can't use magical power)</text:p>
          </table:table-cell>
          <table:table-cell table:number-columns-repeated="4"/>
          <table:table-cell office:value-type="string" calcext:value-type="string">
            <text:p>Impact of the magical power on oponent = magic_impact_tim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ecrease strength (reduce damage)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low (reduce speed)</text:p>
          </table:table-cell>
          <table:table-cell table:number-columns-repeated="4"/>
          <table:table-cell office:value-type="string" calcext:value-type="string">
            <text:p>spell_time &gt;&gt; magic_impact_time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Snatcher </text:p>
          </table:table-cell>
          <table:table-cell office:value-type="string" calcext:value-type="string">
            <text:p>get oponent's ammo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istol Amm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trength (Damage)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item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5"/>
          <table:table-cell office:value-type="string" calcext:value-type="string">
            <text:p>Time of an item to use = item_use_tim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peed</text:p>
          </table:table-cell>
          <table:table-cell office:value-type="string" calcext:value-type="string">
            <text:p>Timer</text:p>
          </table:table-cell>
          <table:table-cell table:number-columns-repeated="5"/>
          <table:table-cell office:value-type="string" calcext:value-type="string">
            <text:p>* There can be some one time items (like strengt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  <table:table-cell office:value-type="string" calcext:value-type="string">
            <text:p>- once used will not come agai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ttack Range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Reborn at spawn – may be after some tim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oing to spawn will refresh the health &amp; pistol_ammo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/00/0000</text:date>, <text:time style:data-style-name="N2" text:time-value="23:32:36.8420762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0-19T23:44:40.450512155</dc:date>
    <meta:editing-duration>PT2H10M46S</meta:editing-duration>
    <meta:editing-cycles>13</meta:editing-cycles>
    <meta:generator>LibreOffice/4.2.6.3$Linux_X86_64 LibreOffice_project/420m0$Build-3</meta:generator>
    <meta:document-statistic meta:table-count="2" meta:cell-count="45" meta:object-count="0"/>
  </office:meta>
</office:document-meta>
</file>